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2000001D82B45DFB5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684cm" loext:decorative="false"/>
      <style:paragraph-properties style:writing-mode="lr-tb"/>
    </style:style>
    <style:style style:name="gr2" style:family="graphic" style:parent-style-name="standard">
      <style:graphic-properties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8.147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8.034cm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svg:stroke-width="0.053cm" svg:stroke-color="#158466" draw:marker-start-width="0.279cm" draw:marker-end-width="0.279cm" draw:fill-color="#ffffff" draw:opacity="0%" draw:textarea-horizontal-align="justify" draw:textarea-vertical-align="middle" draw:auto-grow-height="false" fo:min-height="0.995cm" fo:min-width="7.913cm" fo:padding-top="0.151cm" fo:padding-bottom="0.151cm" fo:padding-left="0.276cm" fo:padding-right="0.276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1.972cm" style:use-optimal-column-width="false"/>
    </style:style>
    <style:style style:name="co2" style:family="table-column">
      <style:table-column-properties style:column-width="1.982cm" style:use-optimal-column-width="false"/>
    </style:style>
    <style:style style:name="ro1" style:family="table-row">
      <style:table-row-properties style:row-height="1.529cm" style:use-optimal-row-height="false"/>
    </style:style>
    <style:style style:name="ro2" style:family="table-row">
      <style:table-row-properties style:row-height="1.53cm" style:use-optimal-row-height="false"/>
    </style:style>
    <style:style style:name="ce1" style:family="table-cell">
      <loext:graphic-properties draw:textarea-vertical-align="middle"/>
      <style:paragraph-properties fo:text-align="center" fo:border-left="none" fo:border-right="none" fo:border-top="none" fo:border-bottom="0.03pt solid #000000"/>
    </style:style>
    <style:style style:name="ce2" style:family="table-cell">
      <loext:graphic-properties draw:textarea-vertical-align="middle"/>
      <style:paragraph-properties fo:text-align="center" fo:border-left="0.28pt solid #000000" fo:border-right="0.28pt solid #000000" fo:border-top="none" fo:border-bottom="0.85pt solid #000000"/>
    </style:style>
    <style:style style:name="P1" style:family="paragraph">
      <loext:graphic-properties draw:fill="none" draw:fill-color="#ffffff"/>
      <style:text-properties fo:font-size="3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38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.184cm" svg:height="1.75cm" svg:x="12.122cm" svg:y="1.181cm">
          <draw:text-box>
            <text:p><text:span text:style-name="T1">Массив</text:span></text:p>
          </draw:text-box>
        </draw:frame>
        <draw:frame draw:style-name="gr2" draw:layer="layout" svg:width="17.757cm" svg:height="3.058cm" svg:x="4.951cm" svg:y="5.8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1</text:p>
              </table:table-cell>
              <table:table-cell>
                <text:p text:style-name="P2">2</text:p>
              </table:table-cell>
              <table:table-cell>
                <text:p text:style-name="P2">3</text:p>
              </table:table-cell>
              <table:table-cell>
                <text:p text:style-name="P2">4</text:p>
              </table:table-cell>
              <table:table-cell>
                <text:p text:style-name="P2">5</text:p>
              </table:table-cell>
              <table:table-cell>
                <text:p text:style-name="P2">6</text:p>
              </table:table-cell>
              <table:table-cell>
                <text:p text:style-name="P2">7</text:p>
              </table:table-cell>
              <table:table-cell>
                <text:p text:style-name="P2">8</text:p>
              </table:table-cell>
            </table:table-row>
            <table:table-row table:style-name="ro2" table:default-cell-style-name="ce2">
              <table:table-cell>
                <text:p text:style-name="P2">7</text:p>
              </table:table-cell>
              <table:table-cell>
                <text:p text:style-name="P2">-5</text:p>
              </table:table-cell>
              <table:table-cell>
                <text:p text:style-name="P2">9</text:p>
              </table:table-cell>
              <table:table-cell>
                <text:p text:style-name="P2">1</text:p>
              </table:table-cell>
              <table:table-cell>
                <text:p text:style-name="P2">0</text:p>
              </table:table-cell>
              <table:table-cell>
                <text:p text:style-name="P2">-2</text:p>
              </table:table-cell>
              <table:table-cell>
                <text:p text:style-name="P2">4</text:p>
              </table:table-cell>
              <table:table-cell>
                <text:p text:style-name="P2">3</text:p>
              </table:table-cell>
              <table:table-cell>
                <text:p text:style-name="P2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3" draw:layer="layout" svg:width="8.647cm" svg:height="1.038cm" svg:x="7.293cm" svg:y="3.744cm">
          <draw:text-box>
            <text:p><text:span text:style-name="T2">Элементы и их значения</text:span></text:p>
          </draw:text-box>
        </draw:frame>
        <draw:frame draw:style-name="gr4" draw:text-style-name="P4" draw:layer="layout" svg:width="7.817cm" svg:height="1.038cm" svg:x="17.348cm" svg:y="3.758cm">
          <draw:text-box>
            <text:p><text:span text:style-name="T2">Индексы элементов</text:span></text:p>
          </draw:text-box>
        </draw:frame>
        <draw:custom-shape draw:style-name="gr5" draw:text-style-name="P5" draw:layer="layout" svg:width="8.586cm" svg:height="1.297cm" svg:x="7.293cm" svg:y="3.58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7.319cm" svg:y1="4.912cm" svg:x2="6.074cm" svg:y2="7.74cm">
          <text:p/>
        </draw:line>
        <draw:custom-shape draw:style-name="gr7" draw:text-style-name="P5" draw:layer="layout" svg:width="8.465cm" svg:height="1.297cm" svg:x="16.493cm" svg:y="3.589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6.52cm" svg:y1="4.912cm" svg:x2="15.89cm" svg:y2="6.209cm">
          <text:p/>
        </draw:line>
        <draw:frame draw:style-name="gr8" draw:text-style-name="P6" draw:layer="layout" svg:width="20.658cm" svg:height="11.054cm" svg:x="4.007cm" svg:y="8.946cm">
          <draw:image xlink:href="Pictures/1000000000000372000001D82B45DFB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15:47:16.507015263</meta:creation-date>
    <dc:date>2024-02-20T09:39:17.445027080</dc:date>
    <meta:editing-duration>PT15M16S</meta:editing-duration>
    <meta:editing-cycles>15</meta:editing-cycles>
    <meta:generator>LibreOffice/24.2.0.3$Linux_X86_64 LibreOffice_project/a9077e3fef0a06cb428c7a740a03f33bf70ac6ee</meta:generator>
    <meta:document-statistic meta:object-count="9"/>
  </office:meta>
</office:document-meta>
</file>